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3000000930159A23B2CB5B229.png" manifest:media-type="image/png"/>
  <manifest:file-entry manifest:full-path="Pictures/10000201000004B00000023FB5EB4B1BA7082A0D.png" manifest:media-type="image/png"/>
  <manifest:file-entry manifest:full-path="Pictures/10000000000000EC000000EE399A83193AF6A2F0.png" manifest:media-type="image/png"/>
  <manifest:file-entry manifest:full-path="Pictures/10000201000001900000019069CD3EAAD7A43C00.png" manifest:media-type="image/png"/>
  <manifest:file-entry manifest:full-path="Pictures/10000201000000E1000000E1507CDEF6CC010553.png" manifest:media-type="image/png"/>
  <manifest:file-entry manifest:full-path="Pictures/100000000000009A000001E54AE77B501E715B77.png" manifest:media-type="image/png"/>
  <manifest:file-entry manifest:full-path="Pictures/1000000000000056000000716538DCB459F9750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004cm" fo:min-width="1.532cm"/>
    </style:style>
    <style:style style:name="gr3" style:family="graphic" style:parent-style-name="standard">
      <style:graphic-properties draw:textarea-horizontal-align="justify" draw:textarea-vertical-align="middle" draw:auto-grow-height="false" fo:min-height="0.004cm" fo:min-width="1.215cm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40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788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02cm" fo:min-width="5.8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02cm" fo:min-width="4.326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782cm" fo:min-width="4.32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2.274cm" svg:height="2.989cm" svg:x="3.032cm" svg:y="4.234cm">
          <draw:image xlink:href="Pictures/1000000000000056000000716538DCB459F9750A.png" xlink:type="simple" xlink:show="embed" xlink:actuate="onLoad" loext:mime-type="image/png">
            <text:p/>
          </draw:image>
        </draw:frame>
        <draw:frame draw:style-name="gr1" draw:text-style-name="P1" draw:layer="layout" svg:width="5.952cm" svg:height="5.952cm" svg:x="1.144cm" svg:y="13.971cm">
          <draw:image xlink:href="Pictures/10000201000000E1000000E1507CDEF6CC010553.png" xlink:type="simple" xlink:show="embed" xlink:actuate="onLoad" loext:mime-type="image/png">
            <text:p/>
          </draw:image>
        </draw:frame>
        <draw:frame draw:style-name="gr1" draw:text-style-name="P1" draw:layer="layout" svg:width="2.804cm" svg:height="8.831cm" svg:x="2.641cm" svg:y="6.334cm">
          <draw:image xlink:href="Pictures/100000000000009A000001E54AE77B501E715B77.png" xlink:type="simple" xlink:show="embed" xlink:actuate="onLoad" loext:mime-type="image/png">
            <text:p/>
          </draw:image>
        </draw:frame>
        <draw:custom-shape draw:style-name="gr2" draw:text-style-name="P1" draw:layer="layout" svg:width="4.064cm" svg:height="0.762cm" svg:x="0.873cm" svg:y="3.794cm">
          <text:p/>
          <draw:enhanced-geometry svg:viewBox="0 0 21600 21600" draw:glue-points="?f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3.429cm" svg:height="0.762cm" svg:x="3.539cm" svg:y="3.794cm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" draw:text-style-name="P1" xml:id="id1" draw:id="id1" draw:layer="layout" svg:width="3.58cm" svg:height="3.58cm" svg:x="7.604cm" svg:y="15.351cm">
          <draw:image xlink:href="Pictures/10000201000001900000019069CD3EAAD7A43C00.png" xlink:type="simple" xlink:show="embed" xlink:actuate="onLoad" loext:mime-type="image/png">
            <text:p/>
          </draw:image>
        </draw:frame>
        <draw:connector draw:style-name="gr4" draw:text-style-name="P2" draw:layer="layout" draw:type="curve" svg:x1="9.394cm" svg:y1="15.351cm" svg:x2="4.169cm" svg:y2="7.223cm" draw:start-shape="id1" draw:start-glue-point="0" draw:end-shape="id2" draw:end-glue-point="2" svg:d="M9394 15351c0-6096-5225-2032-5225-8128" svg:viewBox="0 0 5226 8129">
          <text:p/>
        </draw:connector>
        <draw:frame draw:style-name="gr1" draw:text-style-name="P1" draw:layer="layout" svg:width="12.339cm" svg:height="12.443cm" svg:x="13.192cm" svg:y="4.175cm">
          <draw:image xlink:href="Pictures/10000000000000EC000000EE399A83193AF6A2F0.png" xlink:type="simple" xlink:show="embed" xlink:actuate="onLoad" loext:mime-type="image/png">
            <text:p/>
          </draw:image>
        </draw:frame>
        <draw:frame draw:style-name="gr5" draw:text-style-name="P3" draw:layer="layout" svg:width="1.778cm" svg:height="0.962cm" svg:x="18.272cm" svg:y="17.129cm">
          <draw:text-box>
            <text:p>mA</text:p>
          </draw:text-box>
        </draw:frame>
        <draw:frame draw:style-name="gr6" draw:text-style-name="P3" draw:layer="layout" svg:width="2.159cm" svg:height="1.673cm" svg:x="26.781cm" svg:y="6.461cm">
          <draw:text-box>
            <text:p>Drag:</text:p>
            <text:p>gram</text:p>
          </draw:text-box>
        </draw:frame>
        <draw:path draw:style-name="gr4" draw:text-style-name="P2" draw:layer="layout" svg:width="10.236cm" svg:height="6.555cm" draw:transform="rotate (0.785398163397448) translate (13.3825cm 14.3985cm)" svg:viewBox="0 0 10237 6556" svg:d="M0 1347c180 0 2514-539 2514-539l2784-808h1976c0 0 1347 1167 1257 1078-90-90 629 1347 629 1347l269 1167 719 1796 89 1168">
          <text:p/>
        </draw:path>
        <draw:frame draw:style-name="gr1" draw:text-style-name="P1" draw:layer="layout" svg:width="6.985cm" svg:height="2.517cm" svg:x="16.113cm" svg:y="5.341cm">
          <draw:image xlink:href="Pictures/1000000000000213000000930159A23B2CB5B229.png" xlink:type="simple" xlink:show="embed" xlink:actuate="onLoad" loext:mime-type="image/png">
            <text:p/>
          </draw:image>
        </draw:frame>
        <draw:line draw:style-name="gr7" draw:text-style-name="P2" draw:layer="layout" svg:x1="26.654cm" svg:y1="6.969cm" svg:x2="23.479cm" svg:y2="6.969cm">
          <text:p/>
        </draw:line>
        <draw:frame draw:style-name="gr6" draw:text-style-name="P3" draw:layer="layout" svg:width="2.159cm" svg:height="1.397cm" svg:x="10.78cm" svg:y="9.435cm">
          <draw:text-box>
            <text:p>gram</text:p>
          </draw:text-box>
        </draw:frame>
        <draw:line draw:style-name="gr7" draw:text-style-name="P2" draw:layer="layout" svg:x1="12.811cm" svg:y1="6.969cm" svg:x2="16.494cm" svg:y2="6.969cm">
          <text:p/>
        </draw:line>
        <draw:frame draw:style-name="gr8" draw:text-style-name="P3" draw:layer="layout" svg:width="5.588cm" svg:height="1.673cm" svg:x="6.842cm" svg:y="6.334cm">
          <draw:text-box>
            <text:p>Thrust engine:</text:p>
            <text:p>gram</text:p>
          </draw:text-box>
        </draw:frame>
        <draw:line draw:style-name="gr7" draw:text-style-name="P2" draw:layer="layout" svg:x1="20.05cm" svg:y1="7.223cm" svg:x2="20.05cm" svg:y2="9.89cm">
          <text:p/>
        </draw:line>
        <draw:frame draw:style-name="gr9" draw:text-style-name="P3" draw:layer="layout" svg:width="2.667cm" svg:height="1.038cm" svg:x="20.685cm" svg:y="7.963cm">
          <draw:text-box>
            <text:p>Weight</text:p>
          </draw:text-box>
        </draw:frame>
        <draw:frame draw:style-name="gr9" draw:text-style-name="P3" draw:layer="layout" svg:width="4.445cm" svg:height="1.038cm" svg:x="20.304cm" svg:y="4.175cm">
          <draw:text-box>
            <text:p>Lift <text:s/></text:p>
          </draw:text-box>
        </draw:frame>
        <draw:line draw:style-name="gr7" draw:text-style-name="P2" draw:layer="layout" svg:x1="20.05cm" svg:y1="5.445cm" svg:x2="20.05cm" svg:y2="3.159cm">
          <text:p/>
        </draw:line>
      </draw:page>
      <draw:page draw:name="page2" draw:style-name="dp1" draw:master-page-name="Default">
        <draw:custom-shape draw:style-name="gr10" draw:text-style-name="P1" xml:id="id3" draw:id="id3" draw:layer="layout" svg:width="6.35cm" svg:height="1.27cm" svg:x="1.762cm" svg:y="1.635cm">
          <text:p text:style-name="P1">Calculate Weight</text:p>
          <draw:enhanced-geometry svg:viewBox="0 0 21600 21600" draw:type="rectangle" draw:enhanced-path="M 0 0 L 21600 0 21600 21600 0 21600 0 0 Z N"/>
        </draw:custom-shape>
        <draw:custom-shape draw:style-name="gr11" draw:text-style-name="P1" xml:id="id5" draw:id="id5" draw:layer="layout" svg:width="4.826cm" svg:height="1.27cm" svg:x="16.494cm" svg:y="4.175cm">
          <text:p text:style-name="P1">Choose Wing </text:p>
          <draw:enhanced-geometry svg:viewBox="0 0 21600 21600" draw:type="rectangle" draw:enhanced-path="M 0 0 L 21600 0 21600 21600 0 21600 0 0 Z N"/>
        </draw:custom-shape>
        <draw:custom-shape draw:style-name="gr11" draw:text-style-name="P1" xml:id="id4" draw:id="id4" draw:layer="layout" svg:width="4.826cm" svg:height="1.27cm" svg:x="7.096cm" svg:y="4.048cm">
          <text:p text:style-name="P1">Choose Speed 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8.112cm" svg:y1="2.27cm" svg:x2="9.509cm" svg:y2="4.048cm" draw:start-shape="id3" draw:start-glue-point="1" draw:end-shape="id4" draw:end-glue-point="0" svg:d="M8112 2270h1397v1778" svg:viewBox="0 0 1398 1779">
          <text:p/>
        </draw:connector>
        <draw:connector draw:style-name="gr7" draw:text-style-name="P2" draw:layer="layout" svg:x1="11.922cm" svg:y1="4.683cm" svg:x2="16.494cm" svg:y2="4.81cm" draw:start-shape="id4" draw:start-glue-point="1" draw:end-shape="id5" draw:end-glue-point="3" svg:d="M11922 4683h2286v127h2286" svg:viewBox="0 0 4573 128">
          <text:p/>
        </draw:connector>
        <draw:custom-shape draw:style-name="gr11" draw:text-style-name="P1" xml:id="id6" draw:id="id6" draw:layer="layout" svg:width="4.826cm" svg:height="1.27cm" svg:x="16.494cm" svg:y="6.207cm">
          <text:p text:style-name="P1">Get lift 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8.907cm" svg:y1="5.445cm" svg:x2="18.907cm" svg:y2="6.207cm" draw:start-shape="id5" draw:start-glue-point="2" draw:end-shape="id6" draw:end-glue-point="0" svg:d="M18907 5445v762" svg:viewBox="0 0 1 763">
          <text:p/>
        </draw:connector>
        <draw:custom-shape draw:style-name="gr11" draw:text-style-name="P1" xml:id="id7" draw:id="id7" draw:layer="layout" svg:width="4.826cm" svg:height="1.27cm" svg:x="16.494cm" svg:y="8.366cm">
          <text:p text:style-name="P1">Get drag 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8.907cm" svg:y1="7.477cm" svg:x2="18.907cm" svg:y2="8.366cm" draw:start-shape="id6" draw:start-glue-point="2" draw:end-shape="id7" draw:end-glue-point="0" svg:d="M18907 7477v889" svg:viewBox="0 0 1 890">
          <text:p/>
        </draw:connector>
        <draw:custom-shape draw:style-name="gr12" draw:text-style-name="P1" xml:id="id8" draw:id="id8" draw:layer="layout" svg:width="4.826cm" svg:height="2.032cm" svg:x="16.494cm" svg:y="10.652cm">
          <text:p text:style-name="P1">Drag</text:p>
          <text:p text:style-name="P1">&lt;</text:p>
          <text:p text:style-name="P1">Engine thrust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8.907cm" svg:y1="9.636cm" svg:x2="18.907cm" svg:y2="10.652cm" draw:start-shape="id7" draw:start-glue-point="2" draw:end-shape="id8" draw:end-glue-point="0" svg:d="M18907 9636v1016" svg:viewBox="0 0 1 1017">
          <text:p/>
        </draw:connector>
        <draw:connector draw:style-name="gr7" draw:text-style-name="P2" draw:layer="layout" svg:x1="18.907cm" svg:y1="12.684cm" svg:x2="4.937cm" svg:y2="14.589cm" draw:start-shape="id8" draw:start-glue-point="2" draw:end-shape="id9" draw:end-glue-point="2" svg:d="M18907 12684v2406h-13970v-501" svg:viewBox="0 0 13971 2407">
          <text:p/>
        </draw:connector>
        <draw:custom-shape draw:style-name="gr11" draw:text-style-name="P1" xml:id="id9" draw:id="id9" draw:layer="layout" svg:width="4.826cm" svg:height="1.27cm" svg:x="2.524cm" svg:y="13.319cm">
          <text:p text:style-name="P1">New engine ? 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4.937cm" svg:y1="13.319cm" svg:x2="4.937cm" svg:y2="2.905cm" draw:start-shape="id9" draw:start-glue-point="0" draw:end-shape="id3" draw:end-glue-point="2" svg:d="M4937 13319v-10414" svg:viewBox="0 0 1 10415">
          <text:p/>
        </draw:connector>
        <draw:frame draw:style-name="gr1" draw:text-style-name="P1" draw:layer="layout" svg:width="8.744cm" svg:height="4.189cm" svg:x="6.607cm" svg:y="6.715cm">
          <draw:image xlink:href="Pictures/10000201000004B00000023FB5EB4B1BA7082A0D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0T16:47:00.173133625</meta:creation-date>
    <dc:date>2023-05-22T15:41:18.974082337</dc:date>
    <meta:editing-duration>PT36M</meta:editing-duration>
    <meta:editing-cycles>6</meta:editing-cycles>
    <meta:generator>LibreOffice/6.4.7.2$Linux_X86_64 LibreOffice_project/40$Build-2</meta:generator>
    <meta:document-statistic meta:object-count="35"/>
  </office:meta>
</office:document-meta>
</file>